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MMono10" svg:font-family="LMMono10" style:font-pitch="fixed"/>
    <style:font-face style:name="LMMonoPropLt10" svg:font-family="LMMonoPropLt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style:font-name="LMMonoPropLt10" fo:font-style="italic" fo:font-weight="normal"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style:font-style-asian="italic" style:font-weight-asian="normal" style:font-style-complex="italic" style:font-weight-complex="normal"/>
    </style:style>
    <style:style style:name="P1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style:font-style-asian="normal"/>
    </style:style>
    <style:style style:name="T6" style:family="text">
      <style:text-properties style:font-style-complex="normal"/>
    </style:style>
    <style:style style:name="T7" style:family="text">
      <style:text-properties fo:font-weight="normal" style:font-weight-asian="normal" style:font-weight-complex="normal"/>
    </style:style>
    <style:style style:name="T8" style:family="text">
      <style:text-properties style:font-name="LMMono10" fo:font-style="normal" style:font-style-asian="normal" style:font-style-complex="normal"/>
    </style:style>
    <style:style style:name="T9" style:family="text">
      <style:text-properties style:font-name="LMMonoPropLt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leyman Muhammad </text:p>
      <text:p text:style-name="Standard"><text:span text:style-name="T1">Graduate Computer Engineer </text:span></text:p>
      <text:p text:style-name="Standard"><text:span text:style-name="T1">Villanova University</text:span> </text:p>
      <text:p text:style-name="Standard">Homework #1 Explanations </text:p>
      <text:p text:style-name="Standard"/>
      <text:p text:style-name="Standard">All source code and test output is located on the attached src document. The src document is fully functional and can be tested with a LISP interpreter.</text:p>
      <text:p text:style-name="Standard"/>
      <text:p text:style-name="P2">Problem #1)</text:p>
      <text:p text:style-name="P4">a)</text:p>
      <text:p text:style-name="Standard"><text:tab/>The list expressions (- 5 1) and (+ 3 7) are evaluated then summed to give the Final value 14 </text:p>
      <text:p text:style-name="Standard"/>
      <text:p text:style-name="P4">b)</text:p>
      <text:p text:style-name="Standard"><text:tab/>The command lists the two atoms “1 5” where 5 is evaluated from expression (+ 2 3) </text:p>
      <text:p text:style-name="Standard"/>
      <text:p text:style-name="P4">c) </text:p>
      <text:p text:style-name="Standard"><text:tab/>The condition returns NIL because the atom 1 is not a list, so the code will evaluate the second expression which evaluates to and returns the integer 7 </text:p>
      <text:p text:style-name="Standard"/>
      <text:p text:style-name="P4">d) </text:p>
      <text:p text:style-name="Standard"><text:tab/>The code will list two atoms, the first is the return value of the expression (and (listp 3) t) which will return NIL because the atom 3 is not a list. The second atom in the list is the evaluation of (+ 1 2) which returns 3. </text:p>
      <text:p text:style-name="Standard"/>
      <text:p text:style-name="Standard"/>
      <text:p text:style-name="Standard"><text:span text:style-name="T2">Problem #2)</text:span> </text:p>
      <text:p text:style-name="Standard"/>
      <text:p text:style-name="Standard"><text:tab/>Answer in src document.</text:p>
      <text:p text:style-name="Standard"/>
      <text:p text:style-name="P2">Problem #3) </text:p>
      <text:p text:style-name="Standard"/>
      <text:p text:style-name="Standard">Explanation:</text:p>
      <text:p text:style-name="Standard"><text:tab/>For this problem I chose to to implement a length check before extracting the fourth element. This is because in more complicated problems I am sure we cannot just assume a lists length. I have implemented two different LISP functions named MY-FOURTH and CHECK-LEN. MY-FORTH makes a call to CHECK-LEN to determine the size of the list, then makes a comparison to determine whether or not there is a fourth element. If there is in fact a fourth element it is extracted, otherwise the function prints an error message.</text:p>
      <text:p text:style-name="Standard"/>
      <text:p text:style-name="P2">Problem #4) </text:p>
      <text:p text:style-name="P2"/>
      <text:p text:style-name="P2"><text:tab/><text:span text:style-name="T7">Answer in src document.</text:span></text:p>
      <text:p text:style-name="P2"/>
      <text:p text:style-name="P2">Problem #5) </text:p>
      <text:p text:style-name="P5">a)</text:p>
      <text:p text:style-name="P6">ENIGMA Description:</text:p>
      <text:p text:style-name="P6"><text:tab/>AND executes the last expression of a list if and only if both expressions are true. The initial condition of AND returns true only if x is not an empty list. The second condition to be evaluated is a <text:soft-page-break/>conditional OR that will return NIL if x is empty but if it is not empty ENIGMA will be called on the CDR of x making it a recursive function and the process will begin again and continue until x is empty and NIL is returned. A test of the function is located in the src document.</text:p>
      <text:p text:style-name="P5">b)</text:p>
      <text:p text:style-name="P7">MYSTERY Description:</text:p>
      <text:p text:style-name="P6"><text:span text:style-name="T4"><text:tab/>The function first checks IF the varable Y is empty and returns NIL if it is, ELSE IF X is equal to the first element of Y return 0, ELSE the variable Z is equal to mystery( x (cdr y)). Since the function is recursive the return value will be incremented by 1 for each time mystery was called, excluding the initial, by the code segment (and z (+ z 1)) if in fact X is equal to an element within Y. In the case X is an element in Y Z represents the array or list reference number where Y[Z] = X. A test of the function is located in the src document. </text:span></text:p>
      <text:p text:style-name="P2"/>
      <text:p text:style-name="P2"/>
      <text:p text:style-name="P2">Problems #6-8 </text:p>
      <text:p text:style-name="P2"/>
      <text:p text:style-name="P2"><text:tab/><text:span text:style-name="T7">Answers in src document.</text:span></text:p>
      <text:p text:style-name="P2"><text:span text:style-name="T7"/></text:p>
      <text:p text:style-name="P2">Problem #9) – Correct the given code</text:p>
      <text:p text:style-name="P6"/>
      <text:p text:style-name="P6"><text:tab/>First note is that both functions should check first if the list is empty and more importantly elements to be summed are numbers. Assuming they are the following corrections should be made. Tests of these corrections are located in the src document</text:p>
      <text:p text:style-name="P6"/>
      <text:p text:style-name="P5">a)</text:p>
      <text:p text:style-name="P5"><text:span text:style-name="T4">The second line:</text:span></text:p>
      <text:p text:style-name="P8"><text:span text:style-name="T4"><text:tab/>(remove nil lst)</text:span></text:p>
      <text:p text:style-name="P10">Should read:</text:p>
      <text:p text:style-name="P8"><text:span text:style-name="T4"><text:tab/>(setf lst (remove nil lst))</text:span></text:p>
      <text:p text:style-name="P8"><text:span text:style-name="T4"/></text:p>
      <text:p text:style-name="P9">b)</text:p>
      <text:p text:style-name="P10">The recursive call will never end because when the list is empty the function will still be called again.</text:p>
      <text:p text:style-name="P10"/>
      <text:p text:style-name="P10">The second to last expression:</text:p>
      <text:p text:style-name="P10"><text:tab/><text:span text:style-name="T9">(summit (cdr lst))</text:span></text:p>
      <text:p text:style-name="P10">Should read:</text:p>
      <text:p text:style-name="P10"><text:tab/><text:span text:style-name="T9">(if (null (cdr lst))</text:span></text:p>
      <text:p text:style-name="P10"><text:span text:style-name="T9"><text:tab/> <text:s text:c="3"/>0</text:span></text:p>
      <text:p text:style-name="P10"><text:span text:style-name="T9"><text:s text:c="11"/>(summit (cdr lst)))</text:span></text:p>
      <text:p text:style-name="P8"><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10" svg:font-family="LMMono10" style:font-pitch="fixed"/>
    <style:font-face style:name="LMMonoPropLt10" svg:font-family="LMMonoPropLt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leyman Muhammad</meta:initial-creator>
    <meta:creation-date>2011-01-23T02:50:23</meta:creation-date>
    <dc:date>2011-01-23T22:19:21</dc:date>
    <dc:creator>Suleyman Muhammad</dc:creator>
    <meta:editing-duration>PT19H13M20S</meta:editing-duration>
    <meta:editing-cycles>7</meta:editing-cycles>
    <meta:generator>OpenOffice.org/3.2$Unix OpenOffice.org_project/320m12$Build-9483</meta:generator>
    <meta:document-statistic meta:table-count="0" meta:image-count="0" meta:object-count="0" meta:page-count="2" meta:paragraph-count="46" meta:word-count="585" meta:character-count="3151"/>
  </office:meta>
</office:document-meta>
</file>